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fo:color="#000000" loext:opacity="100%" style:font-name="Arial1" fo:font-size="14pt" style:font-size-asian="14pt" style:font-size-complex="14pt"/>
    </style:style>
    <style:style style:name="P2" style:family="paragraph" style:parent-style-name="Standard">
      <style:text-properties fo:color="#000000" loext:opacity="100%" style:font-name="Arial1" fo:font-size="14pt" officeooo:paragraph-rsid="000265fb" style:font-size-asian="14pt" style:font-size-complex="14pt"/>
    </style:style>
    <style:style style:name="P3" style:family="paragraph" style:parent-style-name="Standard">
      <style:text-properties fo:color="#000000" loext:opacity="100%" style:font-name="Arial1" fo:font-size="14pt" officeooo:rsid="000265fb" officeooo:paragraph-rsid="000265fb" style:font-size-asian="14pt" style:font-size-complex="14pt"/>
    </style:style>
    <style:style style:name="P4" style:family="paragraph" style:parent-style-name="Standard">
      <style:text-properties fo:color="#000000" loext:opacity="100%" style:font-name="Arial1" fo:font-size="14pt" officeooo:rsid="0003e7d5" officeooo:paragraph-rsid="0003e7d5" style:font-size-asian="14pt" style:font-size-complex="14pt"/>
    </style:style>
    <style:style style:name="T1" style:family="text">
      <style:text-properties officeooo:rsid="000265fb"/>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Découvrez Moscou : les incontournables de la ville pour votre prochain voyage</text:p>
      <text:p text:style-name="P2"/>
      <text:p text:style-name="P2">« Moscou, la capitale de la Russie, est une ville fascinante qui regorge de sites historiques, de monuments emblématiques et de nombreuses attractions culturelles. Si vous prévoyez de visiter cette ville étonnante, voici quelques conseils pour vous aider à planifier votre voyage.</text:p>
      <text:p text:style-name="P2"/>
      <text:p text:style-name="P2">Commencez par visiter le Kremlin, le complexe fortifié qui abrite le siège du pouvoir politique et le Palais des Congrès. Le Kremlin est l'un des sites les plus célèbres de Moscou, et il est entouré de murs épais et de tours imposantes qui datent du Moyen Âge. À l'intérieur, vous pourrez visiter plusieurs musées, dont le Musée d'Armure et d'Armes, qui présente une collection impressionnante d'objets datant de l'époque médiévale jusqu'à nos jours. Depuis le Kremlin, vous pourrez également admirer la Cathédrale de l'Assomption, qui a été construite au XVème siècle et qui est devenue l'une des icônes de Moscou.</text:p>
      <text:p text:style-name="P2"/>
      <text:p text:style-name="P2">Ensuite, dirigez-vous vers la Place Rouge, l'un des endroits les plus célèbres de la ville. Cette place a été le théâtre de nombreux événements historiques, et elle est entourée de bâtiments emblématiques tels que le Mausolée de Lénine et la Cathédrale de Saint-Basile-le-Bienheureux. Le Mausolée de Lénine est le tombeau de Vladimir Lénine, le fondateur de l'Union soviétique, et il est ouvert au public pour les visites. La Cathédrale de Saint-Basile-le-Bienheureux, quant à elle, est un bâtiment architecturalement époustouflant qui a été construite au XVIème siècle.</text:p>
      <text:p text:style-name="P2"/>
      <text:p text:style-name="P2">Pour une expérience culturelle unique, rendez-vous au Théâtre Bolchoï, où vous pourrez assister à des ballets et à des opéras de renom. Le Théâtre Bolchoï est l'un des théâtres de ballet et d'opéra les plus célèbres au monde, et il accueille régulièrement des productions de grande qualité. Si vous préférez les musées, ne manquez pas le Musée de l'Ermitage, qui abrite l'une des plus importantes collections d'art au monde, avec plus de 3 millions d'œuvres d'art.</text:p>
      <text:p text:style-name="P2"/>
      <text:p text:style-name="P2">Pour une soirée agréable, rendez-vous dans l'un des nombreux restaurants ou bars de la ville. Moscou est réputée pour sa gastronomie, et il y a de nombreux endroits où vous pourrez déguster des plats typiquement russes. Si vous cherchez de la nourriture typiquement russe, essayez le caviar, le bortsch (une soupe de betteraves) ou les pelmenis (des raviolis fourrés). Vous pouvez également goûter aux vodkas traditionnelles et aux bières locales dans l'un des nombreux bars de la ville.</text:p>
      <text:p text:style-name="P2"/>
      <text:p text:style-name="P2"><text:soft-page-break/>Enfin, pour votre hébergement, Moscou dispose d'une grande variété d'options, allant des hôtels de luxe aux auberges de jeunesse bon marché. Si vous préférez un hébergement plus authentique, vous pouvez également opter pour une chambre d'hôtes ou un appartement en location.</text:p>
      <text:p text:style-name="P2"/>
      <text:p text:style-name="P2">Moscou est une ville incroyablement diverse et dynamique, et il y a tant de choses à voir et à faire. Alors n'hésitez pas à vous y rendre pour découvrir tout ce qu'elle a à offrir. Bon voyage!»</text:p>
      <text:p text:style-name="P1"/>
      <text:p text:style-name="P1">La crise sanitaire mondiale : un bilan à mi-parcours</text:p>
      <text:p text:style-name="P1"/>
      <text:p text:style-name="P1"/>
      <text:p text:style-name="P1">« Depuis le début de la pandémie de COVID-19 en décembre 2019, la crise sanitaire mondiale a eu des conséquences dramatiques sur l'ensemble de la planète. Selon l'Organisation mondiale de la santé (OMS), il y a eu plus de 145 millions de cas confirmés de COVID-19 dans le monde et plus de 3 millions de décès (chiffres au 24 décembre 2021). La pandémie a également eu un impact économique considérable, avec des pertes estimées à trillions de dollars selon le Fonds monétaire international (FMI). Alors que nous entamons la deuxième moitié de l'année 2021, il est temps de faire le point sur l'évolution de cette crise et sur les progrès réalisés jusqu'à présent.</text:p>
      <text:p text:style-name="P1"/>
      <text:p text:style-name="P1">En ce qui concerne l'aspect sanitaire, il y a eu des avancées notables grâce aux efforts de recherc<text:span text:style-name="T1">h</text:span>e et aux campagnes de vaccination. Plusieurs vaccins efficaces ont été développés en un temps record, notamment ceux de Pfizer-BioNTech, Moderna et AstraZeneca, et sont en cours de distribution dans de nombreux pays. Selon l'OMS, plus de 2,3 milliards de doses de vaccins ont été administrées dans le monde jusqu'à présent (chiffres au 24 décembre 2021). Cependant, la pandémie continue de se propager dans certaines régions, et il reste encore beaucoup à faire pour atteindre une immunité collective. Selon l'OMS, il faudrait vacciner au moins 70% de la population pour atteindre cet objectif, ce qui représente un défi considérable compte tenu de la disponibilité limitée des vaccins dans de nombreux pays.</text:p>
      <text:p text:style-name="P1"/>
      <text:p text:style-name="P1">Sur le plan économique, la crise a eu un impact dévastateur sur de nombreux secteurs, notamment le tourisme, le commerce et l'hôtellerie. Selon le FMI, la pandémie a entraîné une récession mondiale sans précédent, avec une contraction de 4,4% du PIB mondial en 2020. Cela représente la plus forte récession depuis la Grande Dépression de 1929. Des millions de personnes ont perdu leur emploi ou ont vu leur revenu diminuer, en particulier dans les secteurs les plus touchés par les restrictions de voyage et les fermetures d'entreprises. Selon l'Organisation internationale du travail (OIT), il est estimé que la pandémie a entraîné une perte nette de 489 millions d'emplois dans le monde en 2020, principalement dans les secteurs informels et les petites entreprises.</text:p>
      <text:p text:style-name="P1"><text:soft-page-break/></text:p>
      <text:p text:style-name="P1">Les gouvernements ont mis en place des mesures de soutien pour aider les entreprises et les travailleurs, comme des programmes de chômage partiel et des subventions pour les entreprises en difficulté. Selon le FMI, les gouvernements du monde entier ont dépensé environ 10 000 milliards de dollars en 2020 pour soutenir l'économie et atténuer les effets de la crise. Cependant, l'avenir reste incertain et il faudra du temps pour que l'économie se remette complètement. Selon les prévisions du FMI, la croissance mondiale devrait être de 5,5% en 2021, mais il y a encore des risques de rechute si la pandémie persiste ou si de nouvelles restrictions sont mises en place.</text:p>
      <text:p text:style-name="P1"/>
      <text:p text:style-name="P1">En termes de réponse politique, il y a eu des divergences au niveau mondial quant aux approches adoptées pour faire face à la crise. Certaines countries ont choisi de fermer leurs frontières et de mettre en place des verrouillages stricts, tandis que d'autres ont opté pour une approche plus souple. Selon une étude de l'Université Johns Hopkins, les pays qui ont mis en place des verrouillages plus tôt et qui ont imposé des restrictions plus strictes ont enregistré un taux de mortalité inférieur à la moyenne. Cependant, ces approches ont également eu un impact économique et social important, avec des pertes de revenus et des perturbations dans les services de base. Quoi qu'il en soit, il est clair que la crise sanitaire a mis en lumière la nécessité de disposer de systèmes de santé solides et de plans de secours efficaces.</text:p>
      <text:p text:style-name="P1"/>
      <text:p text:style-name="P1">Au milieu de cette crise sans précédent, il est important de continuer à être solidaires et à suivre les conseils des autorités de santé pour protéger notre santé et celle de nos proches. Cela inclut le respect des mesures de distanciation sociale, le port de masques et la mise en place de protocoles de nettoyage et de désinfection dans les lieux publics. Il est également important de soutenir les travailleurs de la santé et les autres personnes qui sont en première ligne de la crise, qui ont fait des efforts considérables pour aider les personnes atteintes de COVID-19 et maintenir les services de base en fonctionnement.</text:p>
      <text:p text:style-name="P1"/>
      <text:p text:style-name="P1">Espérons que les prochains mois verront une amélioration de la situation et que nous pourrons bientôt retrouver une vie plus normale. Cela dépendra de la capacité des gouvernements et des institutions internationales à continuer à travailler ensemble et à mettre en place des stratégies efficaces pour lutter contre la pandémie et atténuer ses effets. Si nous sommes solidaires et que nous agissons de manière responsable, nous pourrons surmonter cette crise et construire un avenir meilleur pour tous. »</text:p>
      <text:p text:style-name="P1"/>
      <text:p text:style-name="P1"/>
      <text:p text:style-name="P1"/>
      <text:p text:style-name="P3">livre :</text:p>
      <text:p text:style-name="P3"><text:soft-page-break/></text:p>
      <text:p text:style-name="P3">introduction : </text:p>
      <text:p text:style-name="P3"/>
      <text:p text:style-name="P3">Depuis la nuit des temps, l'humanité a été inspirée par des personnages exceptionnels qui ont changé le cours de l'histoire et qui ont inspiré les générations futures. Ces personnages sont ce que nous appelons des "héros".</text:p>
      <text:p text:style-name="P3"/>
      <text:p text:style-name="P3">Mais qui sont vraiment ces héros ? Pour moi, un héros est toute personne qui a accompli quelque chose de remarquable, qui a fait preuve de courage, de détermination et de compassion. Cela peut être un scientifique qui a découvert une nouvelle théorie, un artiste qui a créé une œuvre d'art inspirante, un activiste qui a lutté pour les droits de l'homme, ou toute autre personne qui a fait une différence positive dans le monde.</text:p>
      <text:p text:style-name="P3"/>
      <text:p text:style-name="P3">Dans ce livre, je vais vous présenter certains de ces héros qui ont marqué l'histoire de l'humanité. Vous découvrirez les personnages importants de l'antiquité, de l'histoire mondiale et de l'époque moderne. Vous verrez comment ces héros ont surmonté les défis et les obstacles, et comment ils ont laissé leur marque sur le monde.</text:p>
      <text:p text:style-name="P3"/>
      <text:p text:style-name="P3">Mon objectif dans ce livre est de vous présenter ces héros et de vous montrer comment leur héritage continue de nous inspirer aujourd'hui. J'espère que vous prendrez plaisir à lire ces histoires et que vous serez inspirés par leur courage et leur détermination.</text:p>
      <text:p text:style-name="P3"/>
      <text:p text:style-name="P3">Partie 1 : Les héros de l’Antiquité</text:p>
      <text:p text:style-name="P3"/>
      <text:p text:style-name="P3">L'antiquité a vu naître de nombreux héros qui ont changé le cours de l'histoire et qui ont inspiré les générations futures. Parmi ces personnages, on peut citer :</text:p>
      <text:p text:style-name="P3"/>
      <text:p text:style-name="P3">Les philosophes grecs : La Grèce antique a été le berceau de la philosophie occidentale, et de nombreux philosophes grecs ont laissé leur marque sur l'histoire de l'humanité. Parmi eux, on peut citer Socrate, qui a été l'un des premiers philosophes à utiliser la méthode dialectique pour débattre de questions morales et éthiques. Socrate a également été l'un des premiers à s'interroger sur la nature de l'âme et sur la place de l'homme dans le monde. Platon, un autre philosophe important de l'antiquité, a été l'un des premiers à écrire sur la politique et sur les idéaux de justice. Platon a également été l'un des premiers à développer la théorie des Idées, selon laquelle les objets matériels ne sont que des copies imparfaites de formes idéales. Aristote, un autre philosophe important de l'antiquité, a été l'un des premiers à écrire sur la logique, sur la politique et sur l'éthique. Aristote a également été l'un des premiers à écrire sur la biologie et sur les sciences naturelles, et ses écrits <text:soft-page-break/>ont été une source importante d'inspiration pour de nombreux scientifiques à travers les siècles.</text:p>
      <text:p text:style-name="P3"/>
      <text:p text:style-name="P3">Les empereurs romains : L'Empire romain a été l'un des empires les plus puissants de l'histoire de l'humanité, et ses empereurs ont été de grands héros de l'antiquité. Parmi les empereurs romains les plus célèbres, on peut citer Jules César, qui a été l'un des premiers empereurs de Rome et qui a joué un rôle important dans l'expansion de l'Empire romain. Constantin, un autre empereur romain important, a également laissé sa marque sur l'histoire de l'humanité. Constantin a été le premier empereur à se convertir au christianisme, et il a joué un rôle important dans l'expansion du christianisme à travers l'Empire romain. Sa conversion au christianisme a également eu un impact sur l'histoire de l'humanité, car elle a contribué à la fin de la persécution des chrétiens et à la reconnaissance du christianisme comme religion officielle de l'Empire romain.</text:p>
      <text:p text:style-name="P3"/>
      <text:p text:style-name="P3">Les rois de l'Égypte antique : L'Égypte antique a été l'un des premiers empires de l'histoire de l'humanité, et ses rois ont été de grands héros de l'antiquité. Parmi les rois les plus célèbres, on peut citer Pharaon, qui a régné sur l'Égypte pendant plus de 3000 ans et qui a joué un rôle important dans l'expansion et la prospérité de l'Égypte. Pharaon a également été l'un des premiers à être enterré dans une tombe avec tous ses biens, ce qui a suscité un grand intérêt pour l'histoire de l'Égypte antique. Toutankhamon, un autre roi célèbre de l'Égypte antique, a également laissé sa marque sur l'histoire de l'humanité. Sa tombe a été découverte intacte en 1922, ce qui a suscité un grand intérêt pour l'histoire de l'Égypte antique et qui a permis de découvrir de nombreux objets précieux et de connaître mieux la vie quotidienne de l'époque.</text:p>
      <text:p text:style-name="P3"/>
      <text:p text:style-name="P3">Ces héros de l'antiquité ont laissé leur marque sur l'histoire de l'humanité et ont continué à inspirer les générations futures grâce à leur savoir, leur courage et leur détermination. Leur héritage a été transmis à travers les siècles grâce à leurs écrits et à leurs réalisations, qui ont été étudiés et admirés par de nombreuses personnes à travers le monde.</text:p>
      <text:p text:style-name="P3"/>
      <text:p text:style-name="P3">En lisant leurs histoires, nous pouvons apprendre de leurs expériences et de leur sagesse, et nous pouvons être inspirés par leur courage et leur détermination. Ces héros de l'antiquité nous montrent qu'il est possible de faire une différence dans le monde et que, avec de la détermination et de l'effort, nous pouvons réaliser nos rêves et nos ambitions.</text:p>
      <text:p text:style-name="P3"/>
      <text:p text:style-name="P3">Ils nous rappellent également que nous avons tous la responsabilité de laisser notre marque sur le monde et de faire une différence positive dans la vie des autres. En suivant leur exemple, nous pouvons être des héros pour <text:soft-page-break/>les générations futures et laisser notre propre héritage dans l'histoire de l'humanité.</text:p>
      <text:p text:style-name="P3"/>
      <text:p text:style-name="P3">Partie 2 : Les héros Mondial :</text:p>
      <text:p text:style-name="P3"/>
      <text:p text:style-name="P3">L'histoire mondiale a été marquée par de nombreux héros qui ont changé le cours de l'histoire et qui ont inspiré les générations futures. Parmi ces personnages, on peut citer :</text:p>
      <text:p text:style-name="P3"/>
      <text:p text:style-name="P3">Les grands dirigeants : L'histoire mondiale a été marquée par de nombreux dirigeants qui ont joué un rôle important dans l'expansion et la prospérité de leurs pays. Parmi les dirigeants les plus célèbres, on peut citer Napoléon Bonaparte, qui a été l'un des premiers à utiliser la stratégie militaire moderne pour conquérir de nombreux territoires et qui a joué un rôle important dans la révolution française. Mahatma Gandhi, un autre dirigeant important de l'histoire mondiale, a été l'un des premiers à utiliser la non-violence comme moyen de lutte pour l'indépendance de l'Inde. Martin Luther King Jr., un autre dirigeant important de l'histoire mondiale, a été l'un des premiers à utiliser la non-violence et la persuasion pour lutter contre la ségrégation raciale aux États-Unis.</text:p>
      <text:p text:style-name="P3"/>
      <text:p text:style-name="P3">Les scientifiques : L'histoire mondiale a également été marquée par de nombreux scientifiques qui ont fait des découvertes importantes et qui ont changé la façon dont nous comprenons le monde. Parmi les scientifiques les plus célèbres, on peut citer Isaac Newton, qui a établi les lois de la gravitation et qui a joué un rôle important dans le développement de la physique moderne. Charles Darwin, un autre scientifique important de l'histoire mondiale, a été l'un des premiers à développer la théorie de l'évolution par sélection naturelle, qui a changé notre compréhension de l'origine de l'homme.</text:p>
      <text:p text:style-name="P3"/>
      <text:p text:style-name="P3">Les artistes : L'histoire mondiale a également été marquée par de nombreux artistes qui ont créé des œuvres d'art inspirantes et qui ont contribué à la culture et à la civilisation de leur époque. Parmi les artistes les plus célèbres, on peut citer William Shakespeare, un autre artiste important de l'histoire mondiale, qui a été l'un des premiers écrivains à utiliser la tragédie et la comédie pour explorer les aspects les plus profonds de l'humanité. Son œuvre a été traduite dans de nombreuses langues et continue d'être jouée et admirée à travers le monde. Beethoven, un autre artiste important de l'histoire mondiale, a été l'un des premiers compositeurs à utiliser la musique pour exprimer ses émotions et pour explorer de nouvelles formes musicales. Sa musique continue d'être jouée et admirée à travers le monde.</text:p>
      <text:p text:style-name="P3"/>
      <text:p text:style-name="P3">Les activistes : L'histoire mondiale a également été marquée par de nombreux activistes qui ont lutté pour les droits de l'homme et pour la justice <text:soft-page-break/>sociale. Parmi ces activistes, on peut citer Malala Yousafzai, qui a été l'une des premières à se lever contre l'interdiction de l'éducation des filles dans son pays et qui a été la plus jeune lauréate du prix Nobel de la paix. Elle a inspiré de nombreuses personnes à travers le monde à se lever pour défendre leurs droits et à lutter pour l'égalité. Nelson Mandela, un autre activiste important de l'histoire mondiale, a été l'un des premiers à lutter contre l'apartheid en Afrique du Sud et à défendre les droits des minorités. Sa lutte non-violente a contribué à l'établissement d'une démocratie multiraciale en Afrique du Sud et a inspiré de nombreux autres mouvements de liberté à travers le monde.</text:p>
      <text:p text:style-name="P3"/>
      <text:p text:style-name="P3">Ces héros de l'histoire mondiale ont laissé leur marque sur le monde et ont continué à inspirer les générations futures grâce à leur détermination et à leur courage. Leur héritage a été transmis à travers les siècles grâce à leurs actions et à leurs réalisations, qui ont été admirées et étudiées par de nombreuses personnes à travers le monde.</text:p>
      <text:p text:style-name="P3"/>
      <text:p text:style-name="P4">Partie 3 : Les héros de l’histoire contemporaine</text:p>
      <text:p text:style-name="P4"/>
      <text:p text:style-name="P4">L'histoire contemporaine a également vu naître de nombreux héros qui ont changé le cours de l'histoire et qui ont inspiré les générations futures. Parmi ces personnages, on peut citer :</text:p>
      <text:p text:style-name="P4"/>
      <text:p text:style-name="P4">Les dirigeants politiques : L'histoire contemporaine a été marquée par de nombreux dirigeants politiques qui ont joué un rôle important dans l'expansion et la prospérité de leurs pays. Parmi les dirigeants politiques les plus célèbres, on peut citer Angela Merkel, qui a été la première femme à devenir chancelière d'Allemagne et qui a joué un rôle important dans la réunification de l'Allemagne et dans la crise de la dette en Europe. Barack Obama, un autre dirigeant politique important de l'histoire contemporaine, a été le premier président afro-américain des États-Unis et a joué un rôle important dans la réforme de la santé et dans la lutte contre le changement climatique.</text:p>
      <text:p text:style-name="P4"/>
      <text:p text:style-name="P4">Les scientifiques : L'histoire contemporaine a également été marquée par de nombreux scientifiques qui ont fait des découvertes importantes et qui ont changé la façon dont nous comprenons le monde. Marie Curie, un autre scientifique important de l'histoire contemporaine, a été la première femme à recevoir un prix Nobel et la première personne à recevoir deux prix Nobel dans deux domaines différents (physique et chimie). Elle a également été l'une des premières femmes à étudier à l'université et à poursuivre une carrière scientifique, inspirant ainsi de nombreuses femmes à suivre ses traces.</text:p>
      <text:p text:style-name="P4"/>
      <text:p text:style-name="P4"><text:soft-page-break/>Les artistes : L'histoire contemporaine a également été marquée par de nombreux artistes qui ont créé des œuvres d'art inspirantes et qui ont contribué à la culture et à la civilisation de leur époque. Parmi les artistes les plus célèbres, on peut citer Lady Gaga, qui a été l'une des premières artistes à utiliser la musique et la performance pour explorer les thèmes de l'individualité et de l'acceptation de soi, et qui a inspiré de nombreuses personnes à travers le monde. Salvador Dali, un autre artiste important de l'histoire contemporaine, a été l'un des premiers à utiliser l'art surréaliste pour exprimer ses émotions et pour explorer les aspects les plus profonds de l'humanité.</text:p>
      <text:p text:style-name="P4"/>
      <text:p text:style-name="P4">Les activistes : L'histoire contemporaine a également été marquée par de nombreux activistes qui ont lutté pour les droits de l'homme et pour la justice sociale. Malala Yousafzai, un autre activiste important de l'histoire contemporaine, a été l'une des premières à se lever contre l'interdiction de l'éducation des filles et qui a été la plus jeune lauréate du prix Nobel de la paix. Elle a inspiré de nombreuses personnes à travers le monde à se lever pour défendre leurs droits et à lutter pour l'égalité. Nelson Mandela, un autre activiste important de l'histoire contemporaine, a été l'un des premiers à lutter contre l'apartheid en Afrique du Sud et à défendre les droits des minorités. Sa lutte non-violente a contribué à l'établissement d'une démocratie multiraciale en Afrique du Sud et a inspiré de nombreux autres mouvements de liberté à travers le monde.</text:p>
      <text:p text:style-name="P4"/>
      <text:p text:style-name="P4">Ces héros de l'histoire contemporaine ont laissé leur marque sur le monde et ont continué à inspirer les générations futures grâce à leur détermination et à leur courage. Leur héritage a été transmis à travers les siècles grâce à leurs actions et à leurs réalisations, qui ont été admirées et étudiées par de nombreuses personnes à travers le monde.</text:p>
      <text:p text:style-name="P4"/>
      <text:p text:style-name="P4">Conclusion</text:p>
      <text:p text:style-name="P4"/>
      <text:p text:style-name="P4">Au fil des siècles, l'humanité a été inspirée par de nombreux héros qui ont changé le cours de l'histoire et qui ont laissé leur marque sur le monde. Que ce soient les grands dirigeants, les scientifiques, les artistes ou les activistes, ces personnages ont tous contribué à notre culture et à notre civilisation grâce à leur détermination et à leur courage. Ils ont continué à inspirer les générations futures grâce à leur héritage, qui a été transmis à travers les siècles grâce à leurs actions et à leurs réalisations.</text:p>
      <text:p text:style-name="P4"/>
      <text:p text:style-name="P4">Mais qui sont réellement les héros de l'humanité ? Selon le philosophe grec Platon, "un héros est celui qui se dévoue à une cause juste, qui a le courage de faire ce qui est juste, même s'il doit en payer le prix". En d'autres termes, un héros est quelqu'un qui se bat pour une cause noble et qui n'a pas peur de se mettre en danger pour la défendre. C'est cette définition qui nous <text:soft-page-break/>permet de comprendre pourquoi tant de personnages différents peuvent être considérés comme des héros de l'humanité : ils ont tous lutté pour une cause juste et ont eu le courage de faire ce qui était juste, même s'il leur en a coûté.</text:p>
      <text:p text:style-name="P4"/>
      <text:p text:style-name="P4">En fin de compte, les héros de l'humanité nous inspirent tous grâce à leur détermination et à leur courage. Ils nous montrent que nous sommes capables de changer le monde et de faire une différence, peu importe notre statut ou notre origine. Ils nous rappellent que nous avons tous le pouvoir de faire le bien et de lutter pour une cause juste.</text:p>
      <text:p text:style-name="P4"/>
      <text:p text:style-name="P4">Mais les héros ne sont pas seulement là pour nous inspirer ; ils sont également là pour nous rappeler que l'humanité est capable de grandes choses. Ils nous montrent que nous sommes capables de dépasser nos limites et de réaliser de grandes choses, peu importe les obstacles qui se dressent sur notre chemin. Ils nous rappellent que, même dans les moments les plus sombres, il y a toujours de l'espoir et que nous pouvons toujours trouver la force de continuer à avancer.</text:p>
      <text:p text:style-name="P4"/>
      <text:p text:style-name="P4">En résumé, les héros de l'humanité sont des personnages qui ont changé le cours de l'histoire et qui ont inspiré les générations futures grâce à leur détermination et à leur courage. Ils nous rappellent que nous sommes tous capables de faire une différence et de changer le monde pour le mieux.</text:p>
      <text:p text:style-name="P4"/>
      <text:p text:style-name="P4">La guerre en Ukraine : un conflit qui dure depuis sept ans</text:p>
      <text:p text:style-name="P4"/>
      <text:p text:style-name="P4">Depuis 2014, la guerre en Ukraine fait rage, mettant en lumière les tensions entre l'Ukraine et la Russie et causant de nombreuses pertes en vies humaines et en dommages matériels. Bien que les hostilités aient diminué ces derniers temps, le conflit reste loin d'être résolu et continue de mettre à rude épreuve la stabilité de la région.</text:p>
      <text:p text:style-name="P4"/>
      <text:p text:style-name="P4">Le déclenchement de la guerre a été le résultat de la révolution de Maidan en 2014, qui a vu les manifestations pro-occidentales menées par l'opposition ukrainienne contre le président Viktor Ianoukovitch. Après la chute de Ianoukovitch, la Russie a annexé la Crimée et a appuyé les séparatistes pro-russe dans l'est de l'Ukraine, provoquant une guerre civile qui a fait des milliers de morts.</text:p>
      <text:p text:style-name="P4"/>
      <text:p text:style-name="P4">Depuis lors, l'Ukraine et la Russie ont été impliquées dans un conflit qui a vu l'utilisation de troupes et d'armes lourdes, ainsi que des actes de sabotage et de terrorisme de la part de groupes séparatistes pro-russe. Des efforts de médiation ont été entrepris par l'Organisation pour la sécurité et la coopération en Europe (OSCE), mais ils ont été peu concluants jusqu'à présent.</text:p>
      <text:p text:style-name="P4"/>
      <text:p text:style-name="P4"><text:soft-page-break/>Le conflit en Ukraine a également eu des répercussions internationales, avec des sanctions économiques imposées à la Russie par l'Union européenne et les États-Unis, et des tensions accrues entre ces pays et la Russie.</text:p>
      <text:p text:style-name="P4"/>
      <text:p text:style-name="P4">Il est difficile de prédire quand ce conflit prendra fin, mais il est clair que ses conséquences ont été dévastatrices pour les habitants de l'Ukraine et pour la stabilité de la région. Il est important que les efforts de médiation continuent et que toutes les parties impliquées fassent preuve de retenue pour mettre fin à cette guerre qui dure depuis trop longtemp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5T20:48:53.236000000</meta:creation-date>
    <dc:date>2022-12-25T22:18:36.451000000</dc:date>
    <meta:editing-duration>PT1H29M40S</meta:editing-duration>
    <meta:editing-cycles>7</meta:editing-cycles>
    <meta:generator>LibreOffice/7.4.3.2$Windows_x86 LibreOffice_project/1048a8393ae2eeec98dff31b5c133c5f1d08b890</meta:generator>
    <meta:document-statistic meta:table-count="0" meta:image-count="0" meta:object-count="0" meta:page-count="10" meta:paragraph-count="56" meta:word-count="3998" meta:character-count="24216" meta:non-whitespace-character-count="20273"/>
  </office:meta>
</office:document-meta>
</file>